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125in" fo:margin-left="0.016in" table:align="left" style:may-break-between-rows="true" table:border-model="collapsing"/>
    </style:style>
    <style:style style:name="Table1.A" style:family="table-column">
      <style:table-column-properties style:column-width="1.5028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384in"/>
    </style:style>
    <style:style style:name="Table1.D" style:family="table-column">
      <style:table-column-properties style:column-width="1.391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E3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1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1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9" style:family="table-cell" style:data-style-name="N0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125in" fo:margin-left="0.016in" table:align="left" style:may-break-between-rows="true" table:border-model="collapsing"/>
    </style:style>
    <style:style style:name="Table2.A" style:family="table-column">
      <style:table-column-properties style:column-width="1.5028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1.384in"/>
    </style:style>
    <style:style style:name="Table2.D" style:family="table-column">
      <style:table-column-properties style:column-width="1.391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2.E7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2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9125in" fo:margin-left="0.016in" table:align="left" style:may-break-between-rows="true" table:border-model="collapsing"/>
    </style:style>
    <style:style style:name="Table3.A" style:family="table-column">
      <style:table-column-properties style:column-width="1.5028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1.384in"/>
    </style:style>
    <style:style style:name="Table3.D" style:family="table-column">
      <style:table-column-properties style:column-width="1.3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E5" style:family="table-cell" style:data-style-name="N0">
      <style:table-cell-properties fo:background-color="#3faf46" fo:padding="0in" fo:border="none" style:writing-mode="page">
        <style:background-image/>
      </style:table-cell-properties>
    </style:style>
    <style:style style:name="Table3.E6" style:family="table-cell">
      <style:table-cell-properties fo:background-color="#3faf46" fo:padding="0in" fo:border="none" style:writing-mode="page">
        <style:background-image/>
      </style:table-cell-properties>
    </style:style>
    <style:style style:name="Table3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6.9125in" fo:margin-left="0.016in" table:align="left" style:may-break-between-rows="true" table:border-model="collapsing"/>
    </style:style>
    <style:style style:name="Table4.A" style:family="table-column">
      <style:table-column-properties style:column-width="1.5028in"/>
    </style:style>
    <style:style style:name="Table4.B" style:family="table-column">
      <style:table-column-properties style:column-width="1.25in"/>
    </style:style>
    <style:style style:name="Table4.C" style:family="table-column">
      <style:table-column-properties style:column-width="1.384in"/>
    </style:style>
    <style:style style:name="Table4.D" style:family="table-column">
      <style:table-column-properties style:column-width="1.3917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4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4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6.9125in" fo:margin-left="0.016in" table:align="left" style:may-break-between-rows="true" table:border-model="collapsing"/>
    </style:style>
    <style:style style:name="Table5.A" style:family="table-column">
      <style:table-column-properties style:column-width="1.5028in"/>
    </style:style>
    <style:style style:name="Table5.B" style:family="table-column">
      <style:table-column-properties style:column-width="1.25in"/>
    </style:style>
    <style:style style:name="Table5.C" style:family="table-column">
      <style:table-column-properties style:column-width="1.384in"/>
    </style:style>
    <style:style style:name="Table5.D" style:family="table-column">
      <style:table-column-properties style:column-width="1.3917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5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5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" style:family="table">
      <style:table-properties style:width="6.9125in" fo:margin-left="0.016in" table:align="left" style:may-break-between-rows="true" table:border-model="collapsing"/>
    </style:style>
    <style:style style:name="Table6.A" style:family="table-column">
      <style:table-column-properties style:column-width="1.5028in"/>
    </style:style>
    <style:style style:name="Table6.B" style:family="table-column">
      <style:table-column-properties style:column-width="1.25in"/>
    </style:style>
    <style:style style:name="Table6.C" style:family="table-column">
      <style:table-column-properties style:column-width="1.384in"/>
    </style:style>
    <style:style style:name="Table6.D" style:family="table-column">
      <style:table-column-properties style:column-width="1.3917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6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B3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6.A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B9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D9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6.E9" style:family="table-cell">
      <style:table-cell-properties fo:background-color="#3faf46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size-asian="12pt" style:font-weight-asian="normal" style:font-size-complex="12pt" style:font-weight-complex="normal"/>
    </style:style>
    <style:style style:name="P2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3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f5d63" officeooo:paragraph-rsid="001f5d63" style:font-name-asian="Times New Roman1" style:font-size-asian="12pt" style:font-weight-asian="normal" style:font-name-complex="Times New Roman1" style:font-size-complex="12pt" style:font-weight-complex="normal"/>
    </style:style>
    <style:style style:name="P4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40690" style:font-name-asian="Times New Roman1" style:font-size-asian="12pt" style:font-weight-asian="normal" style:font-name-complex="Times New Roman1" style:font-size-complex="12pt" style:font-weight-complex="normal"/>
    </style:style>
    <style:style style:name="P5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2179da" style:font-name-asian="Times New Roman1" style:font-size-asian="12pt" style:font-weight-asian="normal" style:font-name-complex="Times New Roman1" style:font-size-complex="12pt" style:font-weight-complex="normal"/>
    </style:style>
    <style:style style:name="P6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55d51" style:font-name-asian="Times New Roman1" style:font-size-asian="12pt" style:font-weight-asian="normal" style:font-name-complex="Times New Roman1" style:font-size-complex="12pt" style:font-weight-complex="normal"/>
    </style:style>
    <style:style style:name="P7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2179da" officeooo:paragraph-rsid="00367dd4" style:font-name-asian="Times New Roman1" style:font-size-asian="12pt" style:font-weight-asian="normal" style:font-name-complex="Times New Roman1" style:font-size-complex="12pt" style:font-weight-complex="normal"/>
    </style:style>
    <style:style style:name="P8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3af26f" officeooo:paragraph-rsid="003ccfeb" style:font-name-asian="Times New Roman1" style:font-size-asian="12pt" style:font-weight-asian="normal" style:font-name-complex="Times New Roman1" style:font-size-complex="12pt" style:font-weight-complex="normal"/>
    </style:style>
    <style:style style:name="P9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officeooo:paragraph-rsid="0031e23e"/>
    </style:style>
    <style:style style:name="P10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officeooo:paragraph-rsid="00339975"/>
    </style:style>
    <style:style style:name="P11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officeooo:paragraph-rsid="002179da"/>
    </style:style>
    <style:style style:name="P12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officeooo:paragraph-rsid="00367dd4"/>
    </style:style>
    <style:style style:name="P13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officeooo:paragraph-rsid="005b4820"/>
    </style:style>
    <style:style style:name="P14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officeooo:rsid="0023ab62" officeooo:paragraph-rsid="0023ab62"/>
    </style:style>
    <style:style style:name="P15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officeooo:rsid="003af26f" officeooo:paragraph-rsid="003ccfeb"/>
    </style:style>
    <style:style style:name="P16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officeooo:rsid="0044a6c7" officeooo:paragraph-rsid="0044a6c7"/>
    </style:style>
    <style:style style:name="P17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18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officeooo:rsid="001e3e8d" officeooo:paragraph-rsid="001c1514" style:font-name-asian="Times New Roman1" style:font-size-asian="12pt" style:font-name-complex="Times New Roman1" style:font-size-complex="12pt"/>
    </style:style>
    <style:style style:name="P19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20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fo:font-size="12pt" officeooo:paragraph-rsid="001b460a" style:font-size-asian="12pt" style:font-size-complex="12pt"/>
    </style:style>
    <style:style style:name="P21" style:family="paragraph" style:parent-style-name="normal">
      <loext:graphic-properties draw:fill="solid" draw:fill-color="#ffffff"/>
      <style:paragraph-properties fo:margin-top="0in" fo:margin-bottom="0.0972in" loext:contextual-spacing="false" fo:line-height="100%" fo:text-align="center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22" style:family="paragraph" style:parent-style-name="normal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Times New Roman" fo:font-size="14pt" fo:font-weight="normal" officeooo:rsid="00162597" officeooo:paragraph-rsid="00162597" style:font-name-asian="Times New Roman1" style:font-size-asian="14pt" style:font-weight-asian="normal" style:font-name-complex="Times New Roman1" style:font-size-complex="14pt" style:font-weight-complex="normal"/>
    </style:style>
    <style:style style:name="P23" style:family="paragraph" style:parent-style-name="normal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Times New Roman" fo:font-size="12pt" fo:font-weight="normal" officeooo:rsid="00162597" officeooo:paragraph-rsid="00162597" style:font-name-asian="Times New Roman1" style:font-size-asian="12pt" style:font-weight-asian="normal" style:font-name-complex="Times New Roman1" style:font-size-complex="12pt" style:font-weight-complex="normal"/>
    </style:style>
    <style:style style:name="P24" style:family="paragraph" style:parent-style-name="normal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break-before="page"/>
      <style:text-properties style:font-name="Arial" fo:font-size="20pt" fo:font-weight="bold" officeooo:rsid="001cbef8" officeooo:paragraph-rsid="0017da7e" style:font-size-asian="20pt" style:font-weight-asian="bold" style:font-size-complex="20pt" style:font-weight-complex="bold"/>
    </style:style>
    <style:style style:name="P26" style:family="paragraph" style:parent-style-name="Standard">
      <style:text-properties style:font-name="Arial" officeooo:rsid="00221ac5" officeooo:paragraph-rsid="00221ac5"/>
    </style:style>
    <style:style style:name="P27" style:family="paragraph" style:parent-style-name="Standard">
      <style:paragraph-properties fo:text-align="center" style:justify-single-word="false"/>
      <style:text-properties style:font-name="arial" fo:font-size="20pt" fo:font-weight="bold" officeooo:rsid="00162597" officeooo:paragraph-rsid="00162597" style:font-size-asian="17.5pt" style:font-weight-asian="bold" style:font-size-complex="20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28pt" fo:font-weight="bold" officeooo:rsid="00162597" officeooo:paragraph-rsid="00162597" style:font-size-asian="28pt" style:font-weight-asian="bold" style:font-size-complex="28pt" style:font-weight-complex="bold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62597" officeooo:paragraph-rsid="00162597" style:font-size-asian="12.25pt" style:font-weight-asian="normal" style:font-size-complex="14pt" style:font-weight-complex="normal"/>
    </style:style>
    <style:style style:name="P31" style:family="paragraph" style:parent-style-name="Standard">
      <style:text-properties fo:font-size="14pt" fo:font-weight="bold" officeooo:rsid="001cbef8" officeooo:paragraph-rsid="0017da7e" style:font-size-asian="12.25pt" style:font-weight-asian="bold" style:font-size-complex="14pt" style:font-weight-complex="bold"/>
    </style:style>
    <style:style style:name="P32" style:family="paragraph" style:parent-style-name="Standard">
      <style:text-properties officeooo:paragraph-rsid="002179da"/>
    </style:style>
    <style:style style:name="P33" style:family="paragraph" style:parent-style-name="Standard">
      <style:text-properties officeooo:rsid="00221ac5" officeooo:paragraph-rsid="00221ac5"/>
    </style:style>
    <style:style style:name="P34" style:family="paragraph" style:parent-style-name="Standard">
      <style:text-properties officeooo:rsid="00221ac5" officeooo:paragraph-rsid="00230352"/>
    </style:style>
    <style:style style:name="P35" style:family="paragraph" style:parent-style-name="Standard">
      <style:text-properties officeooo:rsid="00221ac5" officeooo:paragraph-rsid="00240690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1f5d63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5d63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0684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6845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179da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79da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21ac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3035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ac5" officeooo:paragraph-rsid="00240690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74abb" officeooo:paragraph-rsid="00474abb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8bee" officeooo:paragraph-rsid="004a8be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ac8d9" officeooo:paragraph-rsid="004ac8d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c6865" officeooo:paragraph-rsid="004c686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a1b6" officeooo:paragraph-rsid="004ea1b6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4ffaa9" officeooo:paragraph-rsid="004ffaa9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2970c" officeooo:paragraph-rsid="0052970c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d0e5" officeooo:paragraph-rsid="0055d0e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5db87" officeooo:paragraph-rsid="0055db87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d561" officeooo:paragraph-rsid="0057d561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ad9f" officeooo:paragraph-rsid="005ead9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5edd48" officeooo:paragraph-rsid="005edd48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60ad9e" officeooo:paragraph-rsid="0060ad9e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overline-style="none" style:text-overline-color="font-color"/>
    </style:style>
    <style:style style:name="P68" style:family="paragraph" style:parent-style-name="Footnote">
      <style:text-properties officeooo:rsid="003ccfeb" officeooo:paragraph-rsid="003ccfeb"/>
    </style:style>
    <style:style style:name="P69" style:family="paragraph" style:parent-style-name="Footnote">
      <style:text-properties officeooo:rsid="006b8632" officeooo:paragraph-rsid="006b8632"/>
    </style:style>
    <style:style style:name="P70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682283" officeooo:paragraph-rsid="001c1514" style:font-name-asian="Times New Roman1" style:font-size-asian="12pt" style:font-weight-asian="normal" style:font-name-complex="Times New Roman1" style:font-size-complex="12pt" style:font-weight-complex="normal"/>
    </style:style>
    <style:style style:name="P71" style:family="paragraph" style:parent-style-name="Preformatted_20_Text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4pt" fo:font-weight="bold" officeooo:rsid="001b460a" officeooo:paragraph-rsid="001b460a" style:font-name-asian="Times New Roman1" style:font-size-asian="14pt" style:font-weight-asian="bold" style:font-name-complex="Times New Roman1" style:font-size-complex="14pt" style:font-weight-complex="bold"/>
    </style:style>
    <style:style style:name="P72" style:family="paragraph" style:parent-style-name="Standard">
      <loext:graphic-properties draw:fill="solid" draw:fill-color="#ffffff"/>
      <style:paragraph-properties fo:margin-top="0in" fo:margin-bottom="0.0972in" loext:contextual-spacing="false" fo:line-height="100%" fo:text-align="start" style:justify-single-word="false" fo:orphans="0" fo:widows="0" fo:background-color="#ffffff"/>
      <style:text-properties style:font-name="Arial" fo:font-size="12pt" fo:font-weight="normal" officeooo:rsid="001cbef8" officeooo:paragraph-rsid="0017da7e" style:font-name-asian="Times New Roman1" style:font-size-asian="12pt" style:font-weight-asian="normal" style:font-name-complex="Times New Roman1" style:font-size-complex="12pt" style:font-weight-complex="normal"/>
    </style:style>
    <style:style style:name="P73" style:family="paragraph" style:parent-style-name="Standard">
      <style:text-properties officeooo:paragraph-rsid="006bdc71"/>
    </style:style>
    <style:style style:name="P74" style:family="paragraph" style:parent-style-name="Standard">
      <style:text-properties fo:font-size="14pt" fo:font-weight="bold" officeooo:rsid="006f43dc" officeooo:paragraph-rsid="006f43dc" style:font-size-asian="12.25pt" style:font-weight-asian="bold" style:font-size-complex="14pt" style:font-weight-complex="bold"/>
    </style:style>
    <style:style style:name="T1" style:family="text">
      <style:text-properties style:font-name="Arial" fo:font-size="12pt" officeooo:rsid="001cbef8" style:font-size-asian="12pt" style:font-weight-asian="normal" style:font-size-complex="12pt" style:font-weight-complex="normal"/>
    </style:style>
    <style:style style:name="T2" style:family="text">
      <style:text-properties style:font-name="Arial" fo:font-size="12pt" officeooo:rsid="001978b3" style:font-size-asian="12pt" style:font-weight-asian="normal" style:font-size-complex="12pt" style:font-weight-complex="normal"/>
    </style:style>
    <style:style style:name="T3" style:family="text">
      <style:text-properties style:font-name="Arial" fo:font-size="12pt" fo:font-weight="normal" officeooo:rsid="001cbef8" style:font-size-asian="12pt" style:font-weight-asian="normal" style:font-size-complex="12pt" style:font-weight-complex="normal"/>
    </style:style>
    <style:style style:name="T4" style:family="text">
      <style:text-properties style:font-name="Arial" fo:font-size="12pt" fo:font-weight="normal" officeooo:rsid="001978b3" style:font-size-asian="12pt" style:font-weight-asian="normal" style:font-size-complex="12pt" style:font-weight-complex="normal"/>
    </style:style>
    <style:style style:name="T5" style:family="text"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Arial" fo:font-size="12pt" fo:font-weight="normal" officeooo:rsid="001f5d63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Arial" fo:font-size="12pt" fo:font-weight="normal" officeooo:rsid="002179da" style:font-name-asian="Times New Roman1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Arial" fo:font-size="12pt" fo:font-weight="normal" officeooo:rsid="00290d9e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10" style:family="text">
      <style:text-properties style:font-name="Arial" fo:font-size="12pt" fo:font-weight="normal" officeooo:rsid="00383d00" style:font-name-asian="Times New Roman1" style:font-size-asian="12pt" style:font-weight-asian="normal" style:font-name-complex="Times New Roman1" style:font-size-complex="12pt" style:font-weight-complex="normal"/>
    </style:style>
    <style:style style:name="T11" style:family="text">
      <style:text-properties style:font-name="Arial" fo:font-size="12pt" fo:font-weight="normal" officeooo:rsid="00387111" style:font-name-asian="Times New Roman1" style:font-size-asian="12pt" style:font-weight-asian="normal" style:font-name-complex="Times New Roman1" style:font-size-complex="12pt" style:font-weight-complex="normal"/>
    </style:style>
    <style:style style:name="T12" style:family="text">
      <style:text-properties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13" style:family="text">
      <style:text-properties style:font-name="Arial" fo:font-size="12pt" fo:font-weight="normal" officeooo:rsid="00414ff0" style:font-name-asian="Times New Roman1" style:font-size-asian="12pt" style:font-weight-asian="normal" style:font-name-complex="Times New Roman1" style:font-size-complex="12pt" style:font-weight-complex="normal"/>
    </style:style>
    <style:style style:name="T14" style:family="text">
      <style:text-properties style:font-name="Arial" fo:font-size="12pt" fo:font-weight="normal" officeooo:rsid="00464ec4" style:font-name-asian="Times New Roman1" style:font-size-asian="12pt" style:font-weight-asian="normal" style:font-name-complex="Times New Roman1" style:font-size-complex="12pt" style:font-weight-complex="normal"/>
    </style:style>
    <style:style style:name="T15" style:family="text">
      <style:text-properties style:font-name="Arial" fo:font-size="12pt" fo:font-weight="normal" officeooo:rsid="0046713d" style:font-name-asian="Times New Roman1" style:font-size-asian="12pt" style:font-weight-asian="normal" style:font-name-complex="Times New Roman1" style:font-size-complex="12pt" style:font-weight-complex="normal"/>
    </style:style>
    <style:style style:name="T16" style:family="text">
      <style:text-properties style:font-name="Arial" fo:font-size="12pt" fo:font-weight="normal" officeooo:rsid="005b4820" style:font-name-asian="Times New Roman1" style:font-size-asian="12pt" style:font-weight-asian="normal" style:font-name-complex="Times New Roman1" style:font-size-complex="12pt" style:font-weight-complex="normal"/>
    </style:style>
    <style:style style:name="T17" style:family="text">
      <style:text-properties style:font-name="Arial" fo:font-size="12pt" fo:font-weight="normal" officeooo:rsid="00643045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style:font-name="Arial" fo:font-weight="bold" officeooo:rsid="001b460a" style:font-name-asian="Times New Roman1" style:font-weight-asian="bold" style:font-name-complex="Times New Roman1" style:font-weight-complex="bold"/>
    </style:style>
    <style:style style:name="T19" style:family="text">
      <style:text-properties style:font-name-asian="Times New Roman1" style:font-name-complex="Times New Roman1"/>
    </style:style>
    <style:style style:name="T20" style:family="text">
      <style:text-properties officeooo:rsid="001b460a" style:font-name-asian="Times New Roman1" style:font-name-complex="Times New Roman1"/>
    </style:style>
    <style:style style:name="T21" style:family="text">
      <style:text-properties fo:font-variant="normal" fo:text-transform="none" fo:color="#000000" style:font-name="Arial" fo:font-size="12pt" fo:letter-spacing="normal" fo:font-style="normal" style:font-size-asian="12pt" style:font-size-complex="12pt"/>
    </style:style>
    <style:style style:name="T22" style:family="text">
      <style:text-properties fo:font-variant="normal" fo:text-transform="none" fo:color="#000000" style:font-name="Arial" fo:font-size="12pt" fo:letter-spacing="normal" fo:font-style="normal" officeooo:rsid="001978b3" style:font-size-asian="12pt" style:font-size-complex="12pt"/>
    </style:style>
    <style:style style:name="T23" style:family="text">
      <style:text-properties officeooo:rsid="001cbef8" style:font-size-asian="12pt" style:font-weight-asian="normal" style:font-size-complex="12pt" style:font-weight-complex="normal"/>
    </style:style>
    <style:style style:name="T24" style:family="text">
      <style:text-properties officeooo:rsid="002179da"/>
    </style:style>
    <style:style style:name="T25" style:family="text">
      <style:text-properties officeooo:rsid="00230352"/>
    </style:style>
    <style:style style:name="T26" style:family="text">
      <style:text-properties officeooo:rsid="0023ab62"/>
    </style:style>
    <style:style style:name="T27" style:family="text">
      <style:text-properties officeooo:rsid="00240690"/>
    </style:style>
    <style:style style:name="T28" style:family="text">
      <style:text-properties officeooo:rsid="00290d9e"/>
    </style:style>
    <style:style style:name="T29" style:family="text">
      <style:text-properties officeooo:rsid="002fe707"/>
    </style:style>
    <style:style style:name="T30" style:family="text">
      <style:text-properties officeooo:rsid="0031e23e"/>
    </style:style>
    <style:style style:name="T31" style:family="text">
      <style:text-properties style:text-position="sub 58%" officeooo:rsid="0031e23e"/>
    </style:style>
    <style:style style:name="T32" style:family="text">
      <style:text-properties style:text-position="sub 58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3" style:family="text">
      <style:text-properties style:text-position="0% 100%" officeooo:rsid="0031e23e"/>
    </style:style>
    <style:style style:name="T34" style:family="text">
      <style:text-properties style:text-position="0% 100%" style:font-name="Arial" fo:font-size="12pt" fo:font-weight="normal" officeooo:rsid="0031e23e" style:font-name-asian="Times New Roman1" style:font-size-asian="12pt" style:font-weight-asian="normal" style:font-name-complex="Times New Roman1" style:font-size-complex="12pt" style:font-weight-complex="normal"/>
    </style:style>
    <style:style style:name="T35" style:family="text">
      <style:text-properties style:text-position="0% 100%" style:font-name="Arial" fo:font-size="12pt" fo:font-weight="normal" officeooo:rsid="00367dd4" style:font-name-asian="Times New Roman1" style:font-size-asian="12pt" style:font-weight-asian="normal" style:font-name-complex="Times New Roman1" style:font-size-complex="12pt" style:font-weight-complex="normal"/>
    </style:style>
    <style:style style:name="T36" style:family="text">
      <style:text-properties style:text-position="0% 100%" style:font-name="Arial" fo:font-size="12pt" fo:font-weight="normal" officeooo:rsid="0065cd7b" style:font-name-asian="Times New Roman1" style:font-size-asian="12pt" style:font-weight-asian="normal" style:font-name-complex="Times New Roman1" style:font-size-complex="12pt" style:font-weight-complex="normal"/>
    </style:style>
    <style:style style:name="T37" style:family="text">
      <style:text-properties style:text-position="0% 100%" officeooo:rsid="00355d51"/>
    </style:style>
    <style:style style:name="T38" style:family="text">
      <style:text-properties style:text-position="0% 100%" officeooo:rsid="00367dd4"/>
    </style:style>
    <style:style style:name="T39" style:family="text">
      <style:text-properties style:text-position="0% 100%" officeooo:rsid="005a0e3d"/>
    </style:style>
    <style:style style:name="T40" style:family="text">
      <style:text-properties style:text-position="super 58%" style:font-name="Arial" fo:font-size="12pt" fo:font-weight="normal" officeooo:rsid="003ccfeb" style:font-name-asian="Times New Roman1" style:font-size-asian="12pt" style:font-weight-asian="normal" style:font-name-complex="Times New Roman1" style:font-size-complex="12pt" style:font-weight-complex="normal"/>
    </style:style>
    <style:style style:name="T41" style:family="text">
      <style:text-properties officeooo:rsid="00686f17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686f17" style:font-weight-asian="normal" style:font-weight-complex="normal"/>
    </style:style>
    <style:style style:name="T44" style:family="text">
      <style:text-properties fo:font-weight="normal" officeooo:rsid="0069b959" style:font-weight-asian="normal" style:font-weight-complex="normal"/>
    </style:style>
    <style:style style:name="T45" style:family="text">
      <style:text-properties fo:font-weight="normal" officeooo:rsid="006a4931" style:font-weight-asian="normal" style:font-weight-complex="normal"/>
    </style:style>
    <style:style style:name="T46" style:family="text">
      <style:text-properties fo:font-weight="normal" officeooo:rsid="006b8632" style:font-weight-asian="normal" style:font-weight-complex="normal"/>
    </style:style>
    <style:style style:name="T47" style:family="text">
      <style:text-properties fo:font-weight="normal" officeooo:rsid="006bdc71" style:font-weight-asian="normal" style:font-weight-complex="normal"/>
    </style:style>
    <style:style style:name="T48" style:family="text">
      <style:text-properties fo:font-weight="normal" officeooo:rsid="006dd15f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MINIMAL COLOR SUM</text:p>
      <text:p text:style-name="P27"/>
      <text:p text:style-name="P21">Seminarski rad u okviru kursa<text:line-break/>Računarska inteligencija<text:line-break/>Matematički fakultet </text:p>
      <text:p text:style-name="P27"/>
      <text:p text:style-name="P30">Marija Papović, Luka Miletić</text:p>
      <text:p text:style-name="P28"/>
      <text:p text:style-name="P28"/>
      <text:p text:style-name="P22"/>
      <text:p text:style-name="P23"/>
      <text:p text:style-name="P25">Uvod</text:p>
      <text:p text:style-name="P31"/>
      <text:p text:style-name="P31"/>
      <text:p text:style-name="P31"/>
      <text:p text:style-name="normal"><text:span text:style-name="T23"><text:tab/></text:span><text:span text:style-name="T1">Bojenje grafova</text:span><text:span text:style-name="T2">(GCP)</text:span><text:span text:style-name="T1"> je jedan od najpoznatijih i najviše rešavanih NP-teških problema kombinatorne optimizacije i ima veliki praktičan značaj.<text:line-break/></text:span><text:bookmark text:name="tw-target-rmn"/><text:span text:style-name="T21">Problem </text:span><text:span text:style-name="T22">minimalne sume bojenja grafova </text:span><text:span text:style-name="T21">(MSCP) je NP-</text:span><text:span text:style-name="T22">težak</text:span><text:span text:style-name="T21"> problem izveden iz problema bojenja gra</text:span><text:span text:style-name="T22">fova,</text:span><text:span text:style-name="T3"> </text:span><text:span text:style-name="T4">a uveli su ga Kubicka and Schwenk još 1989.godine </text:span><text:span text:style-name="T3">.<text:line-break/> Primenjuje se kod problema rasporeda, upravljanja skladištem, alokacije frekvencija u mobilnoj mreži, alokacije registara u optimizaciji kompajlera. </text:span></text:p>
      <text:p text:style-name="P24"/>
      <text:p text:style-name="P1"><text:span text:style-name="T19">Zadatak ovog problema je pronaći pravilno bojenje čvorova grafa koristeći boje predstavljene prirodnim brojevima {1, 2, ...}, tako da zbir boja dodeljenih čvorovima bude minimalan, </text:span><text:span text:style-name="T20">a da nikoja dva susedna čvorova nisu obojena u istu boju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9">Opšti rad I opis algoritma</text:p>
      <text:p text:style-name="P19"/>
      <text:p text:style-name="Standard"><text:tab/><text:span text:style-name="T43">U našem radu koristili smo dva tipa rešavanja problema.<text:line-break/>Prvo rešenje jeste Brute-force algoritam, dok se drugi tip rešenja zasniva na metaheuristikama.<text:line-break/></text:span><text:span text:style-name="T44">Kod oba</text:span><text:span text:style-name="T43"> pristupa generišemo permutacije koje predstavljaju redosled bojenja čvorova datog grafa, zatim bojimo čvorove tim redosledom najmanjom dopustivom bojom (prvim slobodnim brojem koju nisu iskoristili njegovi susedni čvorovi), <text:s/>računamo sumu tog bojenja, a najbolje rešenje čuvamo u globalnoj promenjivoj.</text:span></text:p>
      <text:p text:style-name="P19"><text:span text:style-name="T43"/></text:p>
      <text:p text:style-name="P19"><text:span text:style-name="T41">Brute-force algoritam</text:span></text:p>
      <text:p text:style-name="P19"/>
      <text:p text:style-name="P73"><text:tab/><text:span text:style-name="T45">U ovom pristupu je potrebno za n čvorova generisati sve permutacije dužine n ( ima ih n! ).<text:line-break/></text:span><text:span text:style-name="T46">Prvi od njih odgovara generisanju varijacija bez ponavljanja, gde se na svaku od n pozicija mogu postaviti elementi od 0 do n-1.</text:span><text:span text:style-name="T45"><text:line-break/>Navedena funkcija redom popunjava elemente niza <text:s/>du</text:span><text:span text:style-name="T46">ž</text:span><text:span text:style-name="T45">ine n. Promenljiva i </text:span><text:span text:style-name="T46">č</text:span><text:span text:style-name="T45">uva indeks naredne pozicije u nizu <text:s/>koju treba popuniti. Kada njena vrednost dostigne n, ceo niz je popunjen i tada se ispisuje generisana permutacija. Na poziciju i treba postavljati jedan po jedan element skupa od 0 do <text:line-break/>n-1 koji nije ve</text:span><text:span text:style-name="T46">ć</text:span><text:span text:style-name="T45"> postavljen na neku od prethodnih pozicija u nizu. <text:line-break/>Pretraga tog dela niza zahteva linearno vreme i da <text:s/>se to ne bi radilo, tj. da bi se ubrzala procedura odr</text:span><text:span text:style-name="T46">ž</text:span><text:span text:style-name="T45">ava se i logi</text:span><text:span text:style-name="T46">č</text:span><text:span text:style-name="T45">ki niz upotrebljen koji </text:span><text:span text:style-name="T46">č</text:span><text:span text:style-name="T45">uva informacije o tome koji elementi ve</text:span><text:span text:style-name="T46">ć</text:span><text:span text:style-name="T45"> postoje na prethodnim pozicijima: u nizu upotrebljen, na poziciji k je vrednost 1 ako i samo ako je element k ve</text:span><text:span text:style-name="T46">ć</text:span><text:span text:style-name="T45"> postavljen u deo niza <text:s/>pre pozicije i (tako se u konstantnom vremenu mo</text:span><text:span text:style-name="T46">ž</text:span><text:span text:style-name="T45">e proveriti da li je neki element ve</text:span><text:span text:style-name="T46">ć </text:span><text:span text:style-name="T45">uklju</text:span><text:span text:style-name="T46">č</text:span><text:span text:style-name="T45">en u permutaciju). Prolazi se redom kroz sve kandidate (vrednosti od 0 do n-1), onaj koji nije ve</text:span><text:span text:style-name="T46">ć</text:span><text:span text:style-name="T45"> uklju</text:span><text:span text:style-name="T46">č</text:span><text:span text:style-name="T45">en u permutaciju postavlja se na mesto i, bele</text:span><text:span text:style-name="T46">ž</text:span><text:span text:style-name="T45">i se da je taj element upotrebljen i nastavlja se rekurzivno generisanje permutacije. Nakon toga, element se povla</text:span><text:span text:style-name="T46">či</text:span><text:span text:style-name="T45"> tako </text:span><text:span text:style-name="T46">š</text:span><text:span text:style-name="T45">to se zabele</text:span><text:span text:style-name="T46">ž</text:span><text:span text:style-name="T45">i da vi</text:span><text:span text:style-name="T46">š</text:span><text:span text:style-name="T45">e nije upotrebljen i prelazi se na narednog kandidat</text:span><text:span text:style-name="T46">a.</text:span><text:span text:style-name="T46"><text:note text:id="ftn0" text:note-class="footnote"><text:note-citation>1</text:note-citation><text:note-body><text:p text:style-name="P69">Iz knige ,,Programiranje 2”, Mladen Nikolić I Predrag Janjičić</text:p></text:note-body></text:note></text:span><text:span text:style-name="T46"><text:line-break/><text:line-break/></text:span><text:span text:style-name="T47">Kada generišemo permutaciju, bojimo je najmanjom bojom ( brojem ) dostupnim u nizu ,,dopustive boje”, a ako je zbir datog bojenja bolji (manji) od globalnog najboljeg, tada ažuriramo najbolje rešenje I prelazimo na narednu permutaciju, sve dok ne ispitamo sve permutacije.<text:line-break/><text:line-break/></text:span><text:span text:style-name="T46"><text:line-break/></text:span><text:span text:style-name="T47">Kako je za ovaj algoritam potrebno ispitati sve permutacije, testiranje na vecim grafovima ( sa 11 I više čvorova) zahteva jako puno vremena, pa ovaj algoritam radi dobro samo na grafovima manjih dimenzija </text:span><text:span text:style-name="T48">I garantuje nalaženje najboljeg rešenja jer ispituje sve moguće ispravne kombinacije bojenja grafa.</text:span></text:p>
      <text:p text:style-name="P73"><text:span text:style-name="T46"><text:line-break/></text:span><text:span text:style-name="T45"><text:line-break/></text:span></text:p>
      <text:p text:style-name="Standard"><text:tab/></text:p>
      <text:p text:style-name="Standard"><text:tab/></text:p>
      <text:p text:style-name="P19"><text:tab/></text:p>
      <text:p text:style-name="P74"><text:soft-page-break/>Rešenja zasnovana na metaheuristikama</text:p>
      <text:p text:style-name="P20"><text:span text:style-name="T18"><text:s text:c="2"/></text:span></text:p>
      <text:p text:style-name="P18"/>
      <text:p text:style-name="P7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T6">Testiranja su vršena na računaru sa procesorom Intel Core i5-82</text:span><text:span text:style-name="T10">50</text:span><text:span text:style-name="T6">U</text:span><text:span text:style-name="T11">(8)</text:span><text:span text:style-name="T6"> </text:span><text:span text:style-name="T10">3</text:span><text:span text:style-name="T6">.</text:span><text:span text:style-name="T10">4</text:span><text:span text:style-name="T6"> GHz i 8GB RAM memorije.</text:span></text:p>
      <text:p text:style-name="P16"><text:span text:style-name="T6">T</text:span><text:span text:style-name="T5">estirane su sve metode nad svim instancama preuzetim iz literature.</text:span></text:p>
      <text:p text:style-name="P16"><text:span text:style-name="T5">Svaka metoda je pozvana 5 puta nad svakom instancom, pri cemu je zabelezno ukupno </text:span><text:soft-page-break/><text:span text:style-name="T5">vreme izvrsavanja tih pet iteracija(total time), prosecno vreme izvrsavanja jedne iteracije(avarage time), prosecna resenj</text:span><text:span text:style-name="T14">a</text:span><text:span text:style-name="T5"> koja su dobijena kao rezultat izvrsavanja metode(</text:span><text:span text:style-name="T15">ava</text:span><text:span text:style-name="T5">rage value) I najbolje resenje koje je metoda izracunala tokom tih 5 iteracija(best value).</text:span></text:p>
      <text:p text:style-name="P15"><text:span text:style-name="T6">P</text:span><text:span text:style-name="T5">ri testiranju instanci grupe 1, koji imaju manje od 100 cvorova u grafu, kod metoda lokalne pretrage I simuliranog kaljena, kao nacin trazenja suseda koriscen je pristup zasnovan na zameni</text:span><text:span text:style-name="T40"><text:note text:id="ftn1" text:note-class="footnote"><text:note-citation>2</text:note-citation><text:note-body><text:p text:style-name="P68">Iz slajdova genetsko programiranje, prof.Aleksandar Kartelj</text:p></text:note-body></text:note></text:span><text:span text:style-name="T5">. A kod testiranja instanci grupe 2, koji imaju vise od 100 cvorova u grafu, kao nacin trazenja suseda kori</text:span><text:span text:style-name="T12">s</text:span><text:span text:style-name="T5">cen je pristup zasnovan na mesanju</text:span><text:span text:style-name="T5"><text:note text:id="ftn2" text:note-class="footnote"><text:note-citation>3</text:note-citation><text:note-body><text:p text:style-name="P68">Iz slajdova genetsko programiranje, prof.Aleksandar Kartelj</text:p></text:note-body></text:note></text:span><text:span text:style-name="T5"> jer obezbedjuje intenzivniju promenu </text:span><text:span text:style-name="T13">resenja</text:span><text:span text:style-name="T5">(sto je pogodno za tako velike instance).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><text:span text:style-name="T6">G</text:span><text:span text:style-name="T5">rupa 1: n &lt; 100</text:span></text:p>
      <text:p text:style-name="P11"><text:span text:style-name="T6">Instance : 2-Insertions_3 </text:span><text:span text:style-name="T7">(</text:span><text:span text:style-name="T8">n=</text:span><text:span text:style-name="T7">37, </text:span><text:span text:style-name="T8">m=</text:span><text:span text:style-name="T7">72)</text:span></text:p>
      <text:p text:style-name="P12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2">sol</text:span><text:span text:style-name="T34">= </text:span><text:span text:style-name="T35">62</text:span></text:p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ext:soft-page-break/>
        <table:table-row table:style-name="Table1.1">
          <table:table-cell table:style-name="Table1.A1" office:value-type="string">
            <text:p text:style-name="P41">Method name</text:p>
          </table:table-cell>
          <table:table-cell table:style-name="Table1.A1" office:value-type="string">
            <text:p text:style-name="P41">Total time(sec)</text:p>
          </table:table-cell>
          <table:table-cell table:style-name="Table1.A1" office:value-type="string">
            <text:p text:style-name="P41">Average time(sec)</text:p>
          </table:table-cell>
          <table:table-cell table:style-name="Table1.A1" office:value-type="string">
            <text:p text:style-name="P41">Average value</text:p>
          </table:table-cell>
          <table:table-cell table:style-name="Table1.A1" office:value-type="string">
            <text:p text:style-name="P41">Best value</text:p>
          </table:table-cell>
        </table:table-row>
        <table:table-row table:style-name="TableLine94512376699104">
          <table:table-cell table:style-name="Table1.A2" office:value-type="string">
            <text:p text:style-name="P36">Brute force</text:p>
          </table:table-cell>
          <table:table-cell table:style-name="Table1.A2" office:value-type="string">
            <text:p text:style-name="P41">-</text:p>
          </table:table-cell>
          <table:table-cell table:style-name="Table1.A2" office:value-type="string">
            <text:p text:style-name="P41">-</text:p>
          </table:table-cell>
          <table:table-cell table:style-name="Table1.A2" office:value-type="string">
            <text:p text:style-name="P41">-</text:p>
          </table:table-cell>
          <table:table-cell table:style-name="Table1.A2" office:value-type="string">
            <text:p text:style-name="P41">-</text:p>
          </table:table-cell>
        </table:table-row>
        <table:table-row table:style-name="TableLine94512376701536">
          <table:table-cell table:style-name="Table1.A2" office:value-type="string">
            <text:p text:style-name="P36">Local search</text:p>
          </table:table-cell>
          <table:table-cell table:style-name="Table1.B3" office:value-type="float" office:value="31.62">
            <text:p text:style-name="P40">31.62</text:p>
          </table:table-cell>
          <table:table-cell table:style-name="Table1.B3" office:value-type="float" office:value="6.324">
            <text:p text:style-name="P47">6.32</text:p>
          </table:table-cell>
          <table:table-cell table:style-name="Table1.B3" office:value-type="float" office:value="62">
            <text:p text:style-name="P41">62</text:p>
          </table:table-cell>
          <table:table-cell table:style-name="Table1.E3" office:value-type="float" office:value="62">
            <text:p text:style-name="P41">62</text:p>
          </table:table-cell>
        </table:table-row>
        <table:table-row table:style-name="TableLine94512376704544">
          <table:table-cell table:style-name="Table1.A2" office:value-type="string">
            <text:p text:style-name="P36">Simulated annealing</text:p>
          </table:table-cell>
          <table:table-cell table:style-name="Table1.B3" office:value-type="float" office:value="31.056">
            <text:p text:style-name="P41">31.06</text:p>
          </table:table-cell>
          <table:table-cell table:style-name="Table1.B3" office:value-type="float" office:value="6.212">
            <text:p text:style-name="P47">6.21</text:p>
          </table:table-cell>
          <table:table-cell table:style-name="Table1.B3" office:value-type="float" office:value="62">
            <text:p text:style-name="P41">62</text:p>
          </table:table-cell>
          <table:table-cell table:style-name="Table1.E3" office:value-type="float" office:value="62">
            <text:p text:style-name="P41">62</text:p>
          </table:table-cell>
        </table:table-row>
        <table:table-row table:style-name="TableLine94512376707824">
          <table:table-cell table:style-name="Table1.A2" office:value-type="string">
            <text:p text:style-name="P36">VNS(k_max = 3)</text:p>
          </table:table-cell>
          <table:table-cell table:style-name="Table1.B3" office:value-type="float" office:value="73.176">
            <text:p text:style-name="P41">73.18</text:p>
          </table:table-cell>
          <table:table-cell table:style-name="Table1.B3" office:value-type="float" office:value="14.636">
            <text:p text:style-name="P47">14.64</text:p>
          </table:table-cell>
          <table:table-cell table:style-name="Table1.B3" office:value-type="float" office:value="62">
            <text:p text:style-name="P41">62</text:p>
          </table:table-cell>
          <table:table-cell table:style-name="Table1.E3" office:value-type="float" office:value="62">
            <text:p text:style-name="P41">62</text:p>
          </table:table-cell>
        </table:table-row>
        <table:table-row table:style-name="TableLine94512376711104">
          <table:table-cell table:style-name="Table1.A2" office:value-type="string">
            <text:p text:style-name="P36">VNS(k_max = 5)</text:p>
          </table:table-cell>
          <table:table-cell table:style-name="Table1.A2" office:value-type="string">
            <text:p text:style-name="P57">133.51</text:p>
          </table:table-cell>
          <table:table-cell table:style-name="Table1.A2" office:value-type="string">
            <text:p text:style-name="P57">26.70</text:p>
          </table:table-cell>
          <table:table-cell table:style-name="Table1.A2" office:value-type="string">
            <text:p text:style-name="P57">62</text:p>
          </table:table-cell>
          <table:table-cell table:style-name="Table1.E6" office:value-type="string">
            <text:p text:style-name="P57">62</text:p>
          </table:table-cell>
        </table:table-row>
        <table:table-row table:style-name="TableLine94512376712816">
          <table:table-cell table:style-name="Table1.A2" office:value-type="string">
            <text:p text:style-name="P36">Genetic (roulette)</text:p>
          </table:table-cell>
          <table:table-cell table:style-name="Table1.B3" office:value-type="float" office:value="41.127">
            <text:p text:style-name="P47">41.13</text:p>
          </table:table-cell>
          <table:table-cell table:style-name="Table1.B3" office:value-type="float" office:value="8.226">
            <text:p text:style-name="P47">8.23</text:p>
          </table:table-cell>
          <table:table-cell table:style-name="Table1.B3" office:value-type="float" office:value="62">
            <text:p text:style-name="P41">62</text:p>
          </table:table-cell>
          <table:table-cell table:style-name="Table1.E3" office:value-type="float" office:value="62">
            <text:p text:style-name="P41">62</text:p>
          </table:table-cell>
        </table:table-row>
        <table:table-row table:style-name="TableLine94512376715936">
          <table:table-cell table:style-name="Table1.A2" office:value-type="string">
            <text:p text:style-name="P36">Genetic (tournament)</text:p>
          </table:table-cell>
          <table:table-cell table:style-name="Table1.B3" office:value-type="float" office:value="60.732">
            <text:p text:style-name="P47">60.73</text:p>
          </table:table-cell>
          <table:table-cell table:style-name="Table1.B3" office:value-type="float" office:value="12.146">
            <text:p text:style-name="P47">12.15</text:p>
          </table:table-cell>
          <table:table-cell table:style-name="Table1.B3" office:value-type="float" office:value="62">
            <text:p text:style-name="P41">62</text:p>
          </table:table-cell>
          <table:table-cell table:style-name="Table1.E3" office:value-type="float" office:value="62">
            <text:p text:style-name="P41">62</text:p>
          </table:table-cell>
        </table:table-row>
        <table:table-row table:style-name="TableLine94512376719136">
          <table:table-cell table:style-name="Table1.A9" office:value-type="string">
            <text:p text:style-name="P36">Hybrid (ga + sa)</text:p>
          </table:table-cell>
          <table:table-cell table:style-name="Table1.B9" office:value-type="float" office:value="75.928">
            <text:p text:style-name="P47">75.93</text:p>
          </table:table-cell>
          <table:table-cell table:style-name="Table1.B9" office:value-type="float" office:value="15.186">
            <text:p text:style-name="P47">15.19</text:p>
          </table:table-cell>
          <table:table-cell table:style-name="Table1.B9" office:value-type="float" office:value="62">
            <text:p text:style-name="P47">62</text:p>
          </table:table-cell>
          <table:table-cell table:style-name="Table1.E9" office:value-type="float" office:value="62">
            <text:p text:style-name="P41">62</text:p>
          </table:table-cell>
        </table:table-row>
      </table:table>
      <text:p text:style-name="P3"/>
      <text:p text:style-name="P5">Instance: mug88_25 (<text:span text:style-name="T28">n=</text:span>88, <text:span text:style-name="T28">m=</text:span>146)</text:p>
      <text:p text:style-name="P7">IBM ILOG CPLEX 12.8 egzaktn<text:span text:style-name="T30">i</text:span> rešavač: <text:span text:style-name="T30">Optimalno resenje za ovu instancu je OPT</text:span><text:span text:style-name="T31">sol</text:span><text:span text:style-name="T33">= </text:span><text:span text:style-name="T38">178</text:span></text:p>
      <table:table table:name="Table2" table:style-name="Table2" table:template-name="Academic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 table:style-name="Table2.1">
          <table:table-cell table:style-name="Table2.A1" office:value-type="string">
            <text:p text:style-name="P42">Method name</text:p>
          </table:table-cell>
          <table:table-cell table:style-name="Table2.A1" office:value-type="string">
            <text:p text:style-name="P42">Total time(sec)</text:p>
          </table:table-cell>
          <table:table-cell table:style-name="Table2.A1" office:value-type="string">
            <text:p text:style-name="P42">Average time(sec)</text:p>
          </table:table-cell>
          <table:table-cell table:style-name="Table2.A1" office:value-type="string">
            <text:p text:style-name="P42">Average value</text:p>
          </table:table-cell>
          <table:table-cell table:style-name="Table2.A1" office:value-type="string">
            <text:p text:style-name="P42">Best value</text:p>
          </table:table-cell>
        </table:table-row>
        <table:table-row table:style-name="TableLine94512376761456">
          <table:table-cell table:style-name="Table2.A2" office:value-type="string">
            <text:p text:style-name="P37">Brute force</text:p>
          </table:table-cell>
          <table:table-cell table:style-name="Table2.A2" office:value-type="string">
            <text:p text:style-name="P42">-</text:p>
          </table:table-cell>
          <table:table-cell table:style-name="Table2.A2" office:value-type="string">
            <text:p text:style-name="P49">-</text:p>
          </table:table-cell>
          <table:table-cell table:style-name="Table2.A2" office:value-type="string">
            <text:p text:style-name="P42">-</text:p>
          </table:table-cell>
          <table:table-cell table:style-name="Table2.A2" office:value-type="string">
            <text:p text:style-name="P42">-</text:p>
          </table:table-cell>
        </table:table-row>
        <table:table-row table:style-name="TableLine94512376763568">
          <table:table-cell table:style-name="Table2.A2" office:value-type="string">
            <text:p text:style-name="P37">Local search</text:p>
          </table:table-cell>
          <table:table-cell table:style-name="Table2.B3" office:value-type="float" office:value="169.036">
            <text:p text:style-name="P49">169.04</text:p>
          </table:table-cell>
          <table:table-cell table:style-name="Table2.B3" office:value-type="float" office:value="33.808">
            <text:p text:style-name="P49">33.81</text:p>
          </table:table-cell>
          <table:table-cell table:style-name="Table2.B3" office:value-type="float" office:value="180.2">
            <text:p text:style-name="P49">180.2</text:p>
          </table:table-cell>
          <table:table-cell table:style-name="Table2.B3" office:value-type="float" office:value="179">
            <text:p text:style-name="P49">179</text:p>
          </table:table-cell>
        </table:table-row>
        <table:table-row table:style-name="TableLine94512376766160">
          <table:table-cell table:style-name="Table2.A2" office:value-type="string">
            <text:p text:style-name="P37">Simulated annealing</text:p>
          </table:table-cell>
          <table:table-cell table:style-name="Table2.B3" office:value-type="float" office:value="164.054">
            <text:p text:style-name="P49">164.05</text:p>
          </table:table-cell>
          <table:table-cell table:style-name="Table2.B3" office:value-type="float" office:value="32.81">
            <text:p text:style-name="P49">32.81</text:p>
          </table:table-cell>
          <table:table-cell table:style-name="Table2.B3" office:value-type="float" office:value="180">
            <text:p text:style-name="P49">180</text:p>
          </table:table-cell>
          <table:table-cell table:style-name="Table2.B3" office:value-type="float" office:value="179">
            <text:p text:style-name="P49">179</text:p>
          </table:table-cell>
        </table:table-row>
        <table:table-row table:style-name="TableLine94512376769408">
          <table:table-cell table:style-name="Table2.A2" office:value-type="string">
            <text:p text:style-name="P37">VNS(k_max = 3)</text:p>
          </table:table-cell>
          <table:table-cell table:style-name="Table2.B3" office:value-type="float" office:value="330.871">
            <text:p text:style-name="P49">330.87</text:p>
          </table:table-cell>
          <table:table-cell table:style-name="Table2.B3" office:value-type="float" office:value="66.174">
            <text:p text:style-name="P48">66.17</text:p>
          </table:table-cell>
          <table:table-cell table:style-name="Table2.B3" office:value-type="float" office:value="180">
            <text:p text:style-name="P49">180</text:p>
          </table:table-cell>
          <table:table-cell table:style-name="Table2.B3" office:value-type="float" office:value="180">
            <text:p text:style-name="P49">180</text:p>
          </table:table-cell>
        </table:table-row>
        <table:table-row table:style-name="TableLine94512376772688">
          <table:table-cell table:style-name="Table2.A2" office:value-type="string">
            <text:p text:style-name="P37">VNS(k_max = 5)</text:p>
          </table:table-cell>
          <table:table-cell table:style-name="Table2.A2" office:value-type="string">
            <text:p text:style-name="P49">688.486</text:p>
          </table:table-cell>
          <table:table-cell table:style-name="Table2.A2" office:value-type="string">
            <text:p text:style-name="P45">137.<text:span text:style-name="T24">68</text:span></text:p>
          </table:table-cell>
          <table:table-cell table:style-name="Table2.A2" office:value-type="string">
            <text:p text:style-name="P49">178.6</text:p>
          </table:table-cell>
          <table:table-cell table:style-name="Table2.E6" office:value-type="string">
            <text:p text:style-name="P49">178</text:p>
          </table:table-cell>
        </table:table-row>
        <table:table-row table:style-name="TableLine94512376579680">
          <table:table-cell table:style-name="Table2.A2" office:value-type="string">
            <text:p text:style-name="P37">Genetic (roulette)</text:p>
          </table:table-cell>
          <table:table-cell table:style-name="Table2.B3" office:value-type="float" office:value="207.786">
            <text:p text:style-name="P49">207.79</text:p>
          </table:table-cell>
          <table:table-cell table:style-name="Table2.B3" office:value-type="float" office:value="41.558">
            <text:p text:style-name="P49">41.56</text:p>
          </table:table-cell>
          <table:table-cell table:style-name="Table2.B3" office:value-type="float" office:value="179.4">
            <text:p text:style-name="P49">179.4</text:p>
          </table:table-cell>
          <table:table-cell table:style-name="Table2.E7" office:value-type="float" office:value="178">
            <text:p text:style-name="P49">178</text:p>
          </table:table-cell>
        </table:table-row>
        <table:table-row table:style-name="TableLine94512376623216">
          <table:table-cell table:style-name="Table2.A2" office:value-type="string">
            <text:p text:style-name="P37">Genetic (tournament)</text:p>
          </table:table-cell>
          <table:table-cell table:style-name="Table2.B3" office:value-type="float" office:value="369.13">
            <text:p text:style-name="P49">369.13</text:p>
          </table:table-cell>
          <table:table-cell table:style-name="Table2.B3" office:value-type="float" office:value="73.83">
            <text:p text:style-name="P49">73.83</text:p>
          </table:table-cell>
          <table:table-cell table:style-name="Table2.B3" office:value-type="float" office:value="178.8">
            <text:p text:style-name="P49">178.8</text:p>
          </table:table-cell>
          <table:table-cell table:style-name="Table2.E7" office:value-type="float" office:value="178">
            <text:p text:style-name="P49">178</text:p>
          </table:table-cell>
        </table:table-row>
        <table:table-row table:style-name="TableLine94512376664832">
          <table:table-cell table:style-name="Table2.A9" office:value-type="string">
            <text:p text:style-name="P37">Hybrid (ga + sa)</text:p>
          </table:table-cell>
          <table:table-cell table:style-name="Table2.B9" office:value-type="float" office:value="376.968">
            <text:p text:style-name="P49">376.97</text:p>
          </table:table-cell>
          <table:table-cell table:style-name="Table2.B9" office:value-type="float" office:value="75.394">
            <text:p text:style-name="P49">75.39</text:p>
          </table:table-cell>
          <table:table-cell table:style-name="Table2.D9" office:value-type="string">
            <text:p text:style-name="P49">178.4</text:p>
          </table:table-cell>
          <table:table-cell table:style-name="Table2.E9" office:value-type="string">
            <text:p text:style-name="P49">178</text:p>
          </table:table-cell>
        </table:table-row>
      </table:table>
      <text:p text:style-name="P32"/>
      <text:p text:style-name="P32"/>
      <text:p text:style-name="P5">Instance: myciel6 (<text:span text:style-name="T28">n=</text:span>95, <text:span text:style-name="T28">m=</text:span>755)</text:p>
      <text:p text:style-name="P6">IBM ILOG CPLEX 12.8 egzaktn<text:span text:style-name="T30">i</text:span> rešavač: <text:span text:style-name="T30">Optimalno resenje za ovu instancu je OPT</text:span><text:span text:style-name="T31">sol</text:span><text:span text:style-name="T33">= </text:span><text:span text:style-name="T37">189</text:span></text:p>
      <table:table table:name="Table3" table:style-name="Table3" table:template-name="Academic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row table:style-name="Table3.1">
          <table:table-cell table:style-name="Table3.A1" office:value-type="string">
            <text:p text:style-name="P42">Method name</text:p>
          </table:table-cell>
          <table:table-cell table:style-name="Table3.A1" office:value-type="string">
            <text:p text:style-name="P42">Total time(sec)</text:p>
          </table:table-cell>
          <table:table-cell table:style-name="Table3.A1" office:value-type="string">
            <text:p text:style-name="P42">Average time(sec)</text:p>
          </table:table-cell>
          <table:table-cell table:style-name="Table3.A1" office:value-type="string">
            <text:p text:style-name="P42">Average value</text:p>
          </table:table-cell>
          <table:table-cell table:style-name="Table3.A1" office:value-type="string">
            <text:p text:style-name="P42">Best value</text:p>
          </table:table-cell>
        </table:table-row>
        <table:table-row table:style-name="TableLine94512376934544">
          <table:table-cell table:style-name="Table3.A2" office:value-type="string">
            <text:p text:style-name="P37">Brute force</text:p>
          </table:table-cell>
          <table:table-cell table:style-name="Table3.A2" office:value-type="string">
            <text:p text:style-name="P42">-</text:p>
          </table:table-cell>
          <table:table-cell table:style-name="Table3.A2" office:value-type="string">
            <text:p text:style-name="P49">-</text:p>
          </table:table-cell>
          <table:table-cell table:style-name="Table3.A2" office:value-type="string">
            <text:p text:style-name="P42">-</text:p>
          </table:table-cell>
          <table:table-cell table:style-name="Table3.A2" office:value-type="string">
            <text:p text:style-name="P42">-</text:p>
          </table:table-cell>
        </table:table-row>
        <table:table-row table:style-name="TableLine94512376936656">
          <table:table-cell table:style-name="Table3.A2" office:value-type="string">
            <text:p text:style-name="P37">Local search</text:p>
          </table:table-cell>
          <table:table-cell table:style-name="Table3.B3" office:value-type="float" office:value="210.793">
            <text:p text:style-name="P52">210.79</text:p>
          </table:table-cell>
          <table:table-cell table:style-name="Table3.B3" office:value-type="float" office:value="42.158">
            <text:p text:style-name="P52">42.16</text:p>
          </table:table-cell>
          <table:table-cell table:style-name="Table3.B3" office:value-type="float" office:value="191.8">
            <text:p text:style-name="P52">191.8</text:p>
          </table:table-cell>
          <table:table-cell table:style-name="Table3.B3" office:value-type="float" office:value="190">
            <text:p text:style-name="P52">190</text:p>
          </table:table-cell>
        </table:table-row>
        <table:table-row table:style-name="TableLine94512376939120">
          <table:table-cell table:style-name="Table3.A2" office:value-type="string">
            <text:p text:style-name="P37">Simulated annealing</text:p>
          </table:table-cell>
          <table:table-cell table:style-name="Table3.B3" office:value-type="float" office:value="211.885">
            <text:p text:style-name="P52">211.89</text:p>
          </table:table-cell>
          <table:table-cell table:style-name="Table3.B3" office:value-type="float" office:value="42.378">
            <text:p text:style-name="P52">42.38</text:p>
          </table:table-cell>
          <table:table-cell table:style-name="Table3.B3" office:value-type="float" office:value="193.6">
            <text:p text:style-name="P52">193.6</text:p>
          </table:table-cell>
          <table:table-cell table:style-name="Table3.B3" office:value-type="float" office:value="192">
            <text:p text:style-name="P52">192</text:p>
          </table:table-cell>
        </table:table-row>
        <table:table-row table:style-name="TableLine94512376942368">
          <table:table-cell table:style-name="Table3.A2" office:value-type="string">
            <text:p text:style-name="P37">VNS(k_max = 3)</text:p>
          </table:table-cell>
          <table:table-cell table:style-name="Table3.B3" office:value-type="float" office:value="432.217">
            <text:p text:style-name="P52">432.22</text:p>
          </table:table-cell>
          <table:table-cell table:style-name="Table3.B3" office:value-type="float" office:value="86.444">
            <text:p text:style-name="P52">86.44</text:p>
          </table:table-cell>
          <table:table-cell table:style-name="Table3.B3" office:value-type="float" office:value="189.8">
            <text:p text:style-name="P52">189.8</text:p>
          </table:table-cell>
          <table:table-cell table:style-name="Table3.E5" office:value-type="float" office:value="189">
            <text:p text:style-name="P52">189</text:p>
          </table:table-cell>
        </table:table-row>
        <table:table-row table:style-name="TableLine94512376945648">
          <table:table-cell table:style-name="Table3.A2" office:value-type="string">
            <text:p text:style-name="P37">VNS(k_max = 5)</text:p>
          </table:table-cell>
          <table:table-cell table:style-name="Table3.A2" office:value-type="string">
            <text:p text:style-name="P58">855.382</text:p>
          </table:table-cell>
          <table:table-cell table:style-name="Table3.A2" office:value-type="string">
            <text:p text:style-name="P58">171.07</text:p>
          </table:table-cell>
          <table:table-cell table:style-name="Table3.A2" office:value-type="string">
            <text:p text:style-name="P58">189.4</text:p>
          </table:table-cell>
          <table:table-cell table:style-name="Table3.E6" office:value-type="string">
            <text:p text:style-name="P58">189</text:p>
          </table:table-cell>
        </table:table-row>
        <table:table-row table:style-name="TableLine94512376947360">
          <table:table-cell table:style-name="Table3.A2" office:value-type="string">
            <text:p text:style-name="P37">Genetic (roulette)</text:p>
          </table:table-cell>
          <table:table-cell table:style-name="Table3.B3" office:value-type="float" office:value="256.084">
            <text:p text:style-name="P52">256.08</text:p>
          </table:table-cell>
          <table:table-cell table:style-name="Table3.B3" office:value-type="float" office:value="51.216">
            <text:p text:style-name="P52">51.22</text:p>
          </table:table-cell>
          <table:table-cell table:style-name="Table3.B3" office:value-type="float" office:value="190.4">
            <text:p text:style-name="P52">190.4</text:p>
          </table:table-cell>
          <table:table-cell table:style-name="Table3.E5" office:value-type="float" office:value="189">
            <text:p text:style-name="P52">189</text:p>
          </table:table-cell>
        </table:table-row>
        <table:table-row table:style-name="TableLine94512376951088">
          <table:table-cell table:style-name="Table3.A2" office:value-type="string">
            <text:p text:style-name="P37">Genetic (tournament)</text:p>
          </table:table-cell>
          <table:table-cell table:style-name="Table3.B3" office:value-type="float" office:value="441.364">
            <text:p text:style-name="P52">441.36</text:p>
          </table:table-cell>
          <table:table-cell table:style-name="Table3.B3" office:value-type="float" office:value="88.272">
            <text:p text:style-name="P52">88.27</text:p>
          </table:table-cell>
          <table:table-cell table:style-name="Table3.B3" office:value-type="float" office:value="194.4">
            <text:p text:style-name="P52">194.4</text:p>
          </table:table-cell>
          <table:table-cell table:style-name="Table3.B3" office:value-type="float" office:value="194">
            <text:p text:style-name="P52">194</text:p>
          </table:table-cell>
        </table:table-row>
        <table:table-row table:style-name="TableLine94512376954288">
          <table:table-cell table:style-name="Table3.A9" office:value-type="string">
            <text:p text:style-name="P37">Hybrid (ga + sa)</text:p>
          </table:table-cell>
          <table:table-cell table:style-name="Table3.B9" office:value-type="float" office:value="472.66">
            <text:p text:style-name="P52">472.66</text:p>
          </table:table-cell>
          <table:table-cell table:style-name="Table3.B9" office:value-type="float" office:value="94.4">
            <text:p text:style-name="P52">94.4</text:p>
          </table:table-cell>
          <table:table-cell table:style-name="Table3.D9" office:value-type="string">
            <text:p text:style-name="P52">190.2</text:p>
          </table:table-cell>
          <table:table-cell table:style-name="Table3.E9" office:value-type="string">
            <text:p text:style-name="P52">189</text:p>
          </table:table-cell>
        </table:table-row>
      </table:table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6">Grupa 2: <text:s/><text:span text:style-name="T26">100 </text:span>&lt;<text:span text:style-name="T29">=</text:span> <text:span text:style-name="T26">n &lt;</text:span><text:span text:style-name="T29">=</text:span><text:span text:style-name="T26"> 500</text:span></text:p>
      <text:p text:style-name="P33"/>
      <text:p text:style-name="P13"><text:span text:style-name="T7">Instance: mulsol.i.1 <text:s/>(</text:span><text:span text:style-name="T17">n=</text:span><text:span text:style-name="T16">197, </text:span><text:span text:style-name="T17">m=</text:span><text:span text:style-name="T16">3925</text:span><text:span text:style-name="T7">) </text:span></text:p>
      <text:p text:style-name="P9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2">sol</text:span><text:span text:style-name="T34">= </text:span><text:span text:style-name="T39">1957</text:span></text:p>
      <table:table table:name="Table4" table:style-name="Table4" table:template-name="Academic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ext:soft-page-break/>
        <table:table-row table:style-name="Table4.1">
          <table:table-cell table:style-name="Table4.A1" office:value-type="string">
            <text:p text:style-name="P43">Method name</text:p>
          </table:table-cell>
          <table:table-cell table:style-name="Table4.A1" office:value-type="string">
            <text:p text:style-name="P43">Total time(sec)</text:p>
          </table:table-cell>
          <table:table-cell table:style-name="Table4.A1" office:value-type="string">
            <text:p text:style-name="P43">Average time(sec)</text:p>
          </table:table-cell>
          <table:table-cell table:style-name="Table4.A1" office:value-type="string">
            <text:p text:style-name="P43">Average value</text:p>
          </table:table-cell>
          <table:table-cell table:style-name="Table4.A1" office:value-type="string">
            <text:p text:style-name="P43">Best value</text:p>
          </table:table-cell>
        </table:table-row>
        <table:table-row table:style-name="TableLine94512376998256">
          <table:table-cell table:style-name="Table4.A2" office:value-type="string">
            <text:p text:style-name="P38">Brute force</text:p>
          </table:table-cell>
          <table:table-cell table:style-name="Table4.A2" office:value-type="string">
            <text:p text:style-name="P43">-</text:p>
          </table:table-cell>
          <table:table-cell table:style-name="Table4.A2" office:value-type="string">
            <text:p text:style-name="P50">-</text:p>
          </table:table-cell>
          <table:table-cell table:style-name="Table4.A2" office:value-type="string">
            <text:p text:style-name="P43">-</text:p>
          </table:table-cell>
          <table:table-cell table:style-name="Table4.A2" office:value-type="string">
            <text:p text:style-name="P43">-</text:p>
          </table:table-cell>
        </table:table-row>
        <table:table-row table:style-name="TableLine94512377000368">
          <table:table-cell table:style-name="Table4.A2" office:value-type="string">
            <text:p text:style-name="P38">Local search</text:p>
          </table:table-cell>
          <table:table-cell table:style-name="Table4.B3" office:value-type="float" office:value="1013.168">
            <text:p text:style-name="P65">1013.17</text:p>
          </table:table-cell>
          <table:table-cell table:style-name="Table4.B3" office:value-type="float" office:value="202.634">
            <text:p text:style-name="P65">202.63</text:p>
          </table:table-cell>
          <table:table-cell table:style-name="Table4.B3" office:value-type="float" office:value="1984.4">
            <text:p text:style-name="P65">1984.4</text:p>
          </table:table-cell>
          <table:table-cell table:style-name="Table4.B3" office:value-type="float" office:value="1975">
            <text:p text:style-name="P65">1975</text:p>
          </table:table-cell>
        </table:table-row>
        <table:table-row table:style-name="TableLine94512377003216">
          <table:table-cell table:style-name="Table4.A2" office:value-type="string">
            <text:p text:style-name="P38">Simulated annealing</text:p>
          </table:table-cell>
          <table:table-cell table:style-name="Table4.B3" office:value-type="float" office:value="1017.021">
            <text:p text:style-name="P65">1017.02</text:p>
          </table:table-cell>
          <table:table-cell table:style-name="Table4.B3" office:value-type="float" office:value="203.404">
            <text:p text:style-name="P65">203.4</text:p>
          </table:table-cell>
          <table:table-cell table:style-name="Table4.B3" office:value-type="float" office:value="1981.6">
            <text:p text:style-name="P65">1981.6</text:p>
          </table:table-cell>
          <table:table-cell table:style-name="Table4.B3" office:value-type="float" office:value="1967">
            <text:p text:style-name="P65">1967</text:p>
          </table:table-cell>
        </table:table-row>
        <table:table-row table:style-name="TableLine94512377006464">
          <table:table-cell table:style-name="Table4.A2" office:value-type="string">
            <text:p text:style-name="P38">VNS(k_max = 3)</text:p>
          </table:table-cell>
          <table:table-cell table:style-name="Table4.B3" office:value-type="float" office:value="2063.356">
            <text:p text:style-name="P65">2063.36</text:p>
          </table:table-cell>
          <table:table-cell table:style-name="Table4.B3" office:value-type="float" office:value="412.672">
            <text:p text:style-name="P65">412.67</text:p>
          </table:table-cell>
          <table:table-cell table:style-name="Table4.B3" office:value-type="float" office:value="1979.8">
            <text:p text:style-name="P65">1979.8</text:p>
          </table:table-cell>
          <table:table-cell table:style-name="Table4.B3" office:value-type="float" office:value="1968">
            <text:p text:style-name="P65">1968</text:p>
          </table:table-cell>
        </table:table-row>
        <table:table-row table:style-name="TableLine94512377009744">
          <table:table-cell table:style-name="Table4.A2" office:value-type="string">
            <text:p text:style-name="P38">VNS(k_max = 5)</text:p>
          </table:table-cell>
          <table:table-cell table:style-name="Table4.A2" office:value-type="string">
            <text:p text:style-name="P65">4109.84</text:p>
          </table:table-cell>
          <table:table-cell table:style-name="Table4.A2" office:value-type="string">
            <text:p text:style-name="P66">821.9</text:p>
          </table:table-cell>
          <table:table-cell table:style-name="Table4.A2" office:value-type="string">
            <text:p text:style-name="P66">1977.2</text:p>
          </table:table-cell>
          <table:table-cell table:style-name="Table4.A2" office:value-type="string">
            <text:p text:style-name="P66">1973</text:p>
          </table:table-cell>
        </table:table-row>
        <table:table-row table:style-name="TableLine94512377010912">
          <table:table-cell table:style-name="Table4.A2" office:value-type="string">
            <text:p text:style-name="P38">Genetic (roulette)</text:p>
          </table:table-cell>
          <table:table-cell table:style-name="Table4.B3" office:value-type="float" office:value="1402.588">
            <text:p text:style-name="P67">1402.59</text:p>
          </table:table-cell>
          <table:table-cell table:style-name="Table4.B3" office:value-type="float" office:value="280.5176">
            <text:p text:style-name="P67">280.52</text:p>
          </table:table-cell>
          <table:table-cell table:style-name="Table4.B3" office:value-type="float" office:value="1967.6">
            <text:p text:style-name="P67">1967.6</text:p>
          </table:table-cell>
          <table:table-cell table:style-name="Table4.B3" office:value-type="float" office:value="1964">
            <text:p text:style-name="P67">1964</text:p>
          </table:table-cell>
        </table:table-row>
        <table:table-row table:style-name="TableLine94512377014112">
          <table:table-cell table:style-name="Table4.A2" office:value-type="string">
            <text:p text:style-name="P38">Genetic (tournament)</text:p>
          </table:table-cell>
          <table:table-cell table:style-name="Table4.A2" office:value-type="string">
            <text:p text:style-name="P53"/>
          </table:table-cell>
          <table:table-cell table:style-name="Table4.B3">
            <text:p text:style-name="P53"/>
          </table:table-cell>
          <table:table-cell table:style-name="Table4.B3">
            <text:p text:style-name="P53"/>
          </table:table-cell>
          <table:table-cell table:style-name="Table4.B3">
            <text:p text:style-name="P53"/>
          </table:table-cell>
        </table:table-row>
        <table:table-row table:style-name="TableLine94512377016416">
          <table:table-cell table:style-name="Table4.A9" office:value-type="string">
            <text:p text:style-name="P38">Hybrid (ga + sa)</text:p>
          </table:table-cell>
          <table:table-cell table:style-name="Table4.B9" office:value-type="float" office:value="2428.695">
            <text:p text:style-name="P67">2428.7</text:p>
          </table:table-cell>
          <table:table-cell table:style-name="Table4.B9" office:value-type="float" office:value="485.74">
            <text:p text:style-name="P67">485.74</text:p>
          </table:table-cell>
          <table:table-cell table:style-name="Table4.D9" office:value-type="string">
            <text:p text:style-name="P67">1959.8</text:p>
          </table:table-cell>
          <table:table-cell table:style-name="Table4.E9" office:value-type="string">
            <text:p text:style-name="P67">1958</text:p>
          </table:table-cell>
        </table:table-row>
      </table:table>
      <text:p text:style-name="P34"/>
      <text:p text:style-name="P34"/>
      <text:p text:style-name="P9"><text:span text:style-name="T7">Instance: miles1500.txt </text:span><text:span text:style-name="T17">(n=128, m=10396)</text:span></text:p>
      <text:p text:style-name="P10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2">sol</text:span><text:span text:style-name="T34">= </text:span><text:span text:style-name="T36">3260</text:span></text:p>
      <table:table table:name="Table5" table:style-name="Table5" table:template-name="Academic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row table:style-name="Table5.1">
          <table:table-cell table:style-name="Table5.A1" office:value-type="string">
            <text:p text:style-name="P39">Method name</text:p>
          </table:table-cell>
          <table:table-cell table:style-name="Table5.A1" office:value-type="string">
            <text:p text:style-name="P39">Total time(sec)</text:p>
          </table:table-cell>
          <table:table-cell table:style-name="Table5.A1" office:value-type="string">
            <text:p text:style-name="P39">Average time(sec)</text:p>
          </table:table-cell>
          <table:table-cell table:style-name="Table5.A1" office:value-type="string">
            <text:p text:style-name="P39">Average value</text:p>
          </table:table-cell>
          <table:table-cell table:style-name="Table5.A1" office:value-type="string">
            <text:p text:style-name="P39">Best value</text:p>
          </table:table-cell>
        </table:table-row>
        <table:table-row table:style-name="TableLine94512377054240">
          <table:table-cell table:style-name="Table5.A2" office:value-type="string">
            <text:p text:style-name="P39">Brute force</text:p>
          </table:table-cell>
          <table:table-cell table:style-name="Table5.A2" office:value-type="string">
            <text:p text:style-name="P44">-</text:p>
          </table:table-cell>
          <table:table-cell table:style-name="Table5.A2" office:value-type="string">
            <text:p text:style-name="P51">-</text:p>
          </table:table-cell>
          <table:table-cell table:style-name="Table5.A2" office:value-type="string">
            <text:p text:style-name="P44">-</text:p>
          </table:table-cell>
          <table:table-cell table:style-name="Table5.A2" office:value-type="string">
            <text:p text:style-name="P44">-</text:p>
          </table:table-cell>
        </table:table-row>
        <table:table-row table:style-name="TableLine94512377056736">
          <table:table-cell table:style-name="Table5.A2" office:value-type="string">
            <text:p text:style-name="P39">Local search</text:p>
          </table:table-cell>
          <table:table-cell table:style-name="Table5.B3">
            <text:p text:style-name="P59"/>
          </table:table-cell>
          <table:table-cell table:style-name="Table5.B3">
            <text:p text:style-name="P59"/>
          </table:table-cell>
          <table:table-cell table:style-name="Table5.B3">
            <text:p text:style-name="P59"/>
          </table:table-cell>
          <table:table-cell table:style-name="Table5.B3">
            <text:p text:style-name="P59"/>
          </table:table-cell>
        </table:table-row>
        <table:table-row table:style-name="TableLine94512377059232">
          <table:table-cell table:style-name="Table5.A2" office:value-type="string">
            <text:p text:style-name="P39">Simulated annealing</text:p>
          </table:table-cell>
          <table:table-cell table:style-name="Table5.B3">
            <text:p text:style-name="P60"/>
          </table:table-cell>
          <table:table-cell table:style-name="Table5.B3">
            <text:p text:style-name="P61"/>
          </table:table-cell>
          <table:table-cell table:style-name="Table5.B3">
            <text:p text:style-name="P60"/>
          </table:table-cell>
          <table:table-cell table:style-name="Table5.B3">
            <text:p text:style-name="P60"/>
          </table:table-cell>
        </table:table-row>
        <table:table-row table:style-name="TableLine94512377060496">
          <table:table-cell table:style-name="Table5.A2" office:value-type="string">
            <text:p text:style-name="P39">VNS(k_max = 3)</text:p>
          </table:table-cell>
          <table:table-cell table:style-name="Table5.B3">
            <text:p text:style-name="P54"/>
          </table:table-cell>
          <table:table-cell table:style-name="Table5.B3">
            <text:p text:style-name="P54"/>
          </table:table-cell>
          <table:table-cell table:style-name="Table5.B3">
            <text:p text:style-name="P54"/>
          </table:table-cell>
          <table:table-cell table:style-name="Table5.B3">
            <text:p text:style-name="P54"/>
          </table:table-cell>
        </table:table-row>
        <table:table-row table:style-name="TableLine94512377061792">
          <table:table-cell table:style-name="Table5.A2" office:value-type="string">
            <text:p text:style-name="P39">VNS(k_max = 5)</text:p>
          </table:table-cell>
          <table:table-cell table:style-name="Table5.B3">
            <text:p text:style-name="P51"/>
          </table:table-cell>
          <table:table-cell table:style-name="Table5.B3">
            <text:p text:style-name="P46"/>
          </table:table-cell>
          <table:table-cell table:style-name="Table5.B3">
            <text:p text:style-name="P51"/>
          </table:table-cell>
          <table:table-cell table:style-name="Table5.B3">
            <text:p text:style-name="P51"/>
          </table:table-cell>
        </table:table-row>
        <table:table-row table:style-name="TableLine94512377062960">
          <table:table-cell table:style-name="Table5.A2" office:value-type="string">
            <text:p text:style-name="P39">Genetic (roulette)</text:p>
          </table:table-cell>
          <table:table-cell table:style-name="Table5.B3">
            <text:p text:style-name="P62"/>
          </table:table-cell>
          <table:table-cell table:style-name="Table5.B3">
            <text:p text:style-name="P63"/>
          </table:table-cell>
          <table:table-cell table:style-name="Table5.B3">
            <text:p text:style-name="P62"/>
          </table:table-cell>
          <table:table-cell table:style-name="Table5.B3">
            <text:p text:style-name="P62"/>
          </table:table-cell>
        </table:table-row>
        <table:table-row table:style-name="TableLine94512377064176">
          <table:table-cell table:style-name="Table5.A2" office:value-type="string">
            <text:p text:style-name="P39">Genetic (tournament)</text:p>
          </table:table-cell>
          <table:table-cell table:style-name="Table5.B3">
            <text:p text:style-name="P54"/>
          </table:table-cell>
          <table:table-cell table:style-name="Table5.B3">
            <text:p text:style-name="P54"/>
          </table:table-cell>
          <table:table-cell table:style-name="Table5.B3">
            <text:p text:style-name="P54"/>
          </table:table-cell>
          <table:table-cell table:style-name="Table5.B3">
            <text:p text:style-name="P54"/>
          </table:table-cell>
        </table:table-row>
        <table:table-row table:style-name="Table5.1">
          <table:table-cell table:style-name="Table5.A9" office:value-type="string">
            <text:p text:style-name="P39">Hybrid (ga + sa)</text:p>
          </table:table-cell>
          <table:table-cell table:style-name="Table5.B9">
            <text:p text:style-name="P64"/>
          </table:table-cell>
          <table:table-cell table:style-name="Table5.B9">
            <text:p text:style-name="P64"/>
          </table:table-cell>
          <table:table-cell table:style-name="Table5.B9">
            <text:p text:style-name="P64"/>
          </table:table-cell>
          <table:table-cell table:style-name="Table5.B9">
            <text:p text:style-name="P64"/>
          </table:table-cell>
        </table:table-row>
      </table:table>
      <text:p text:style-name="P35"/>
      <text:p text:style-name="P35"/>
      <text:p text:style-name="P4">Instance: fpsol2.i.2 (<text:span text:style-name="T28">n=</text:span><text:span text:style-name="T27">451,</text:span><text:span text:style-name="T25"> </text:span><text:span text:style-name="T28">m=</text:span><text:span text:style-name="T27">8691</text:span>)</text:p>
      <text:p text:style-name="P9"><text:span text:style-name="T7">IBM ILOG CPLEX 12.8 egzaktn</text:span><text:span text:style-name="T9">i</text:span><text:span text:style-name="T7"> rešavač: </text:span><text:span text:style-name="T9">Optimalno resenje za ovu instancu je OPT</text:span><text:span text:style-name="T32">sol</text:span><text:span text:style-name="T34">= </text:span><text:span text:style-name="T33">1668</text:span></text:p>
      <table:table table:name="Table6" table:style-name="Table6" table:template-name="Academic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row table:style-name="Table6.1">
          <table:table-cell table:style-name="Table6.A1" office:value-type="string">
            <text:p text:style-name="P44">Method name</text:p>
          </table:table-cell>
          <table:table-cell table:style-name="Table6.A1" office:value-type="string">
            <text:p text:style-name="P44">Total time(sec)</text:p>
          </table:table-cell>
          <table:table-cell table:style-name="Table6.A1" office:value-type="string">
            <text:p text:style-name="P44">Average time(sec)</text:p>
          </table:table-cell>
          <table:table-cell table:style-name="Table6.A1" office:value-type="string">
            <text:p text:style-name="P44">Average value</text:p>
          </table:table-cell>
          <table:table-cell table:style-name="Table6.A1" office:value-type="string">
            <text:p text:style-name="P44">Best value</text:p>
          </table:table-cell>
        </table:table-row>
        <table:table-row table:style-name="TableLine94512377105776">
          <table:table-cell table:style-name="Table6.A2" office:value-type="string">
            <text:p text:style-name="P39">Brute force</text:p>
          </table:table-cell>
          <table:table-cell table:style-name="Table6.A2" office:value-type="string">
            <text:p text:style-name="P44">-</text:p>
          </table:table-cell>
          <table:table-cell table:style-name="Table6.A2" office:value-type="string">
            <text:p text:style-name="P51">-</text:p>
          </table:table-cell>
          <table:table-cell table:style-name="Table6.A2" office:value-type="string">
            <text:p text:style-name="P44">-</text:p>
          </table:table-cell>
          <table:table-cell table:style-name="Table6.A2" office:value-type="string">
            <text:p text:style-name="P44">-</text:p>
          </table:table-cell>
        </table:table-row>
        <table:table-row table:style-name="TableLine94512377107888">
          <table:table-cell table:style-name="Table6.A2" office:value-type="string">
            <text:p text:style-name="P39">Local search</text:p>
          </table:table-cell>
          <table:table-cell table:style-name="Table6.B3" office:value-type="float" office:value="5465.932">
            <text:p text:style-name="P55">5465.93</text:p>
          </table:table-cell>
          <table:table-cell table:style-name="Table6.B3" office:value-type="float" office:value="1093.186">
            <text:p text:style-name="P55">1093.19</text:p>
          </table:table-cell>
          <table:table-cell table:style-name="Table6.B3" office:value-type="float" office:value="1901.8">
            <text:p text:style-name="P55">1901.8</text:p>
          </table:table-cell>
          <table:table-cell table:style-name="Table6.B3" office:value-type="float" office:value="1879">
            <text:p text:style-name="P55">1879</text:p>
          </table:table-cell>
        </table:table-row>
        <table:table-row table:style-name="TableLine94512377110224">
          <table:table-cell table:style-name="Table6.A2" office:value-type="string">
            <text:p text:style-name="P39">Simulated annealing</text:p>
          </table:table-cell>
          <table:table-cell table:style-name="Table6.B3" office:value-type="float" office:value="5377.082">
            <text:p text:style-name="P56">5377.08</text:p>
          </table:table-cell>
          <table:table-cell table:style-name="Table6.B3" office:value-type="float" office:value="1075.416">
            <text:p text:style-name="P56">1075.42</text:p>
          </table:table-cell>
          <table:table-cell table:style-name="Table6.B3" office:value-type="float" office:value="1888.2">
            <text:p text:style-name="P56">1888.2</text:p>
          </table:table-cell>
          <table:table-cell table:style-name="Table6.B3" office:value-type="float" office:value="1860">
            <text:p text:style-name="P56">1860</text:p>
          </table:table-cell>
        </table:table-row>
        <table:table-row table:style-name="TableLine94512377113216">
          <table:table-cell table:style-name="Table6.A2" office:value-type="string">
            <text:p text:style-name="P39">VNS(k_max = 3)</text:p>
          </table:table-cell>
          <table:table-cell table:style-name="Table6.B3">
            <text:p text:style-name="P54"/>
          </table:table-cell>
          <table:table-cell table:style-name="Table6.B3">
            <text:p text:style-name="P54"/>
          </table:table-cell>
          <table:table-cell table:style-name="Table6.B3">
            <text:p text:style-name="P54"/>
          </table:table-cell>
          <table:table-cell table:style-name="Table6.B3">
            <text:p text:style-name="P54"/>
          </table:table-cell>
        </table:table-row>
        <table:table-row table:style-name="TableLine94512377116144">
          <table:table-cell table:style-name="Table6.A2" office:value-type="string">
            <text:p text:style-name="P39">VNS(k_max = 5)</text:p>
          </table:table-cell>
          <table:table-cell table:style-name="Table6.A2" office:value-type="string">
            <text:p text:style-name="P51"/>
          </table:table-cell>
          <table:table-cell table:style-name="Table6.A2" office:value-type="string">
            <text:p text:style-name="P46"/>
          </table:table-cell>
          <table:table-cell table:style-name="Table6.A2" office:value-type="string">
            <text:p text:style-name="P51"/>
          </table:table-cell>
          <table:table-cell table:style-name="Table6.A2" office:value-type="string">
            <text:p text:style-name="P51"/>
          </table:table-cell>
        </table:table-row>
        <table:table-row table:style-name="TableLine94512377117312">
          <table:table-cell table:style-name="Table6.A2" office:value-type="string">
            <text:p text:style-name="P39">Genetic (roulette)</text:p>
          </table:table-cell>
          <table:table-cell table:style-name="Table6.B3" office:value-type="float" office:value="10664.75">
            <text:p text:style-name="P56">10664.75</text:p>
          </table:table-cell>
          <table:table-cell table:style-name="Table6.B3" office:value-type="float" office:value="2132.95">
            <text:p text:style-name="P56">2132.95</text:p>
          </table:table-cell>
          <table:table-cell table:style-name="Table6.B3" office:value-type="float" office:value="1752.2">
            <text:p text:style-name="P56">1752.2</text:p>
          </table:table-cell>
          <table:table-cell table:style-name="Table6.B3" office:value-type="float" office:value="1722">
            <text:p text:style-name="P56">1722</text:p>
          </table:table-cell>
        </table:table-row>
        <table:table-row table:style-name="TableLine94512377120512">
          <table:table-cell table:style-name="Table6.A2" office:value-type="string">
            <text:p text:style-name="P39">Genetic (tournament)</text:p>
          </table:table-cell>
          <table:table-cell table:style-name="Table6.A2" office:value-type="string">
            <text:p text:style-name="P54"/>
          </table:table-cell>
          <table:table-cell table:style-name="Table6.B3">
            <text:p text:style-name="P54"/>
          </table:table-cell>
          <table:table-cell table:style-name="Table6.B3">
            <text:p text:style-name="P54"/>
          </table:table-cell>
          <table:table-cell table:style-name="Table6.B3">
            <text:p text:style-name="P54"/>
          </table:table-cell>
        </table:table-row>
        <table:table-row table:style-name="TableLine94512377121728">
          <table:table-cell table:style-name="Table6.A9" office:value-type="string">
            <text:p text:style-name="P39">Hybrid (ga + sa)</text:p>
          </table:table-cell>
          <table:table-cell table:style-name="Table6.B9" office:value-type="float" office:value="16057.831">
            <text:p text:style-name="P56">16057.83</text:p>
          </table:table-cell>
          <table:table-cell table:style-name="Table6.B9" office:value-type="float" office:value="3211.566">
            <text:p text:style-name="P56">3211.57</text:p>
          </table:table-cell>
          <table:table-cell table:style-name="Table6.D9" office:value-type="string">
            <text:p text:style-name="P56">1701</text:p>
          </table:table-cell>
          <table:table-cell table:style-name="Table6.E9" office:value-type="string">
            <text:p text:style-name="P56">1692</text:p>
          </table:table-cell>
        </table:table-row>
      </table:table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22:11:08.840375089</meta:creation-date>
    <dc:date>2023-03-27T17:04:02.747423038</dc:date>
    <meta:editing-duration>PT8H47M49S</meta:editing-duration>
    <meta:editing-cycles>64</meta:editing-cycles>
    <meta:generator>LibreOffice/6.4.7.2$Linux_X86_64 LibreOffice_project/40$Build-2</meta:generator>
    <meta:document-statistic meta:table-count="6" meta:image-count="0" meta:object-count="0" meta:page-count="7" meta:paragraph-count="263" meta:word-count="1113" meta:character-count="6946" meta:non-whitespace-character-count="6065"/>
  </office:meta>
</office:document-meta>
</file>